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.getSelec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getValueChange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typeWidgetDefini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typeWidgetDefinition.setSelectionList( SelectionList selection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typeWidgetDefinition.setDatatype( Datatype datatype , Object initi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atatypeWidgetDefinition.fireValueChangedEvent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checkCompleten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typeWidgetDefinition.buildSelectionListFromModel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build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